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F0000027C74C7E2C0019AA87F.png" manifest:media-type="image/png"/>
  <manifest:file-entry manifest:full-path="Pictures/100002010000040F000002C0D6692786BD2813DD.png" manifest:media-type="image/png"/>
  <manifest:file-entry manifest:full-path="Pictures/1000020100000410000002C5AD3B156C6DF6C26D.png" manifest:media-type="image/png"/>
  <manifest:file-entry manifest:full-path="Pictures/10000201000003B4000002A62F1B1F7377047FE8.png" manifest:media-type="image/png"/>
  <manifest:file-entry manifest:full-path="Pictures/100002010000047E00000302894A2DDBB73A716E.png" manifest:media-type="image/png"/>
  <manifest:file-entry manifest:full-path="Pictures/100002010000047F0000035ACDCB7FFAF456606A.png" manifest:media-type="image/png"/>
  <manifest:file-entry manifest:full-path="Pictures/1000020100000453000002D1A23C15720FF2BFDE.png" manifest:media-type="image/png"/>
  <manifest:file-entry manifest:full-path="Pictures/1000020100000455000002F497815644B3BEAD8E.png" manifest:media-type="image/png"/>
  <manifest:file-entry manifest:full-path="Pictures/100002010000037B00000284629277C0ECB638ED.png" manifest:media-type="image/png"/>
  <manifest:file-entry manifest:full-path="Pictures/10000201000004010000028188FF7051FF0BA19C.png" manifest:media-type="image/png"/>
  <manifest:file-entry manifest:full-path="Pictures/10000201000003E800000271B15A15C1C2E636CE.png" manifest:media-type="image/png"/>
  <manifest:file-entry manifest:full-path="Pictures/1000020100000449000002F9D7948D8FCAD6EA65.png" manifest:media-type="image/png"/>
  <manifest:file-entry manifest:full-path="Pictures/10000201000003A300000286C6D168ED2F91E501.png" manifest:media-type="image/png"/>
  <manifest:file-entry manifest:full-path="Pictures/100002010000040D000002B611F8562CC8704D6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4cm" svg:height="8.498cm" svg:x="0.03cm" svg:y="0cm">
          <draw:image xlink:href="Pictures/100002010000047F0000035ACDCB7FFAF456606A.png" xlink:type="simple" xlink:show="embed" xlink:actuate="onLoad">
            <text:p/>
          </draw:image>
        </draw:frame>
        <draw:frame draw:style-name="gr1" draw:text-style-name="P1" draw:layer="layout" svg:width="11.654cm" svg:height="7.803cm" svg:x="0cm" svg:y="7.874cm">
          <draw:image xlink:href="Pictures/100002010000047E00000302894A2DDBB73A716E.png" xlink:type="simple" xlink:show="embed" xlink:actuate="onLoad">
            <text:p/>
          </draw:image>
        </draw:frame>
        <draw:frame draw:style-name="gr1" draw:text-style-name="P1" draw:layer="layout" svg:width="10.618cm" svg:height="7.366cm" svg:x="11.51cm" svg:y="0cm">
          <draw:image xlink:href="Pictures/1000020100000449000002F9D7948D8FCAD6EA65.png" xlink:type="simple" xlink:show="embed" xlink:actuate="onLoad">
            <text:p/>
          </draw:image>
        </draw:frame>
        <draw:frame draw:style-name="gr1" draw:text-style-name="P1" draw:layer="layout" svg:width="12.146cm" svg:height="8.128cm" svg:x="11.684cm" svg:y="7.366cm">
          <draw:image xlink:href="Pictures/100002010000040D000002B611F8562CC8704D6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1.406cm" svg:height="7.429cm" svg:x="0cm" svg:y="0cm">
          <draw:image xlink:href="Pictures/1000020100000453000002D1A23C15720FF2BFDE.png" xlink:type="simple" xlink:show="embed" xlink:actuate="onLoad">
            <text:p/>
          </draw:image>
        </draw:frame>
        <draw:frame draw:style-name="gr1" draw:text-style-name="P1" draw:layer="layout" svg:width="13.005cm" svg:height="8.128cm" svg:x="0.006cm" svg:y="7.62cm">
          <draw:image xlink:href="Pictures/10000201000003E800000271B15A15C1C2E636CE.png" xlink:type="simple" xlink:show="embed" xlink:actuate="onLoad">
            <text:p/>
          </draw:image>
        </draw:frame>
        <draw:frame draw:style-name="gr1" draw:text-style-name="P1" draw:layer="layout" svg:width="13.254cm" svg:height="8.288cm" svg:x="13.161cm" svg:y="0.094cm">
          <draw:image xlink:href="Pictures/10000201000004010000028188FF7051FF0BA19C.png" xlink:type="simple" xlink:show="embed" xlink:actuate="onLoad">
            <text:p/>
          </draw:image>
        </draw:frame>
        <draw:frame draw:style-name="gr1" draw:text-style-name="P1" draw:layer="layout" svg:width="12.404cm" svg:height="7.963cm" svg:x="12.742cm" svg:y="7.62cm">
          <draw:image xlink:href="Pictures/10000201000003B4000002A62F1B1F7377047FE8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11.348cm" svg:height="7.874cm" svg:x="0.037cm" svg:y="0cm">
          <draw:image xlink:href="Pictures/10000201000003A300000286C6D168ED2F91E501.png" xlink:type="simple" xlink:show="embed" xlink:actuate="onLoad">
            <text:p/>
          </draw:image>
        </draw:frame>
        <draw:frame draw:style-name="gr1" draw:text-style-name="P1" draw:layer="layout" svg:width="11.599cm" svg:height="8.384cm" svg:x="0.037cm" svg:y="7.366cm">
          <draw:image xlink:href="Pictures/100002010000037B00000284629277C0ECB638ED.png" xlink:type="simple" xlink:show="embed" xlink:actuate="onLoad">
            <text:p/>
          </draw:image>
        </draw:frame>
        <draw:frame draw:style-name="gr1" draw:text-style-name="P1" draw:layer="layout" svg:width="11.177cm" svg:height="7.62cm" svg:x="12.736cm" svg:y="0cm">
          <draw:image xlink:href="Pictures/1000020100000410000002C5AD3B156C6DF6C26D.png" xlink:type="simple" xlink:show="embed" xlink:actuate="onLoad">
            <text:p/>
          </draw:image>
        </draw:frame>
        <draw:frame draw:style-name="gr1" draw:text-style-name="P1" draw:layer="layout" svg:width="11.176cm" svg:height="7.572cm" svg:x="12.7cm" svg:y="7.874cm">
          <draw:image xlink:href="Pictures/100002010000040F000002C0D6692786BD2813DD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11.935cm" svg:height="8.136cm" svg:x="0cm" svg:y="-0.008cm">
          <draw:image xlink:href="Pictures/1000020100000455000002F497815644B3BEAD8E.png" xlink:type="simple" xlink:show="embed" xlink:actuate="onLoad">
            <text:p/>
          </draw:image>
        </draw:frame>
        <draw:frame draw:style-name="gr1" draw:text-style-name="P1" draw:layer="layout" svg:width="13.208cm" svg:height="8.084cm" svg:x="0cm" svg:y="7.666cm">
          <draw:image xlink:href="Pictures/100002010000040F0000027C74C7E2C0019AA87F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4-09T21:11:16.095338102</meta:creation-date>
    <dc:date>2021-04-09T23:16:37.331940437</dc:date>
    <meta:editing-duration>PT1H18M57S</meta:editing-duration>
    <meta:editing-cycles>2</meta:editing-cycles>
    <meta:generator>LibreOffice/6.0.7.3$Linux_X86_64 LibreOffice_project/00m0$Build-3</meta:generator>
    <meta:document-statistic meta:object-count="45"/>
  </office:meta>
</office:document-meta>
</file>